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f9fde"/>
    </style:style>
    <style:style style:name="P4" style:family="paragraph" style:parent-style-name="Standard">
      <style:paragraph-properties fo:text-align="justify" style:justify-single-word="false"/>
      <style:text-properties officeooo:paragraph-rsid="00902193"/>
    </style:style>
    <style:style style:name="P5" style:family="paragraph" style:parent-style-name="Standard">
      <style:paragraph-properties fo:text-align="justify" style:justify-single-word="false"/>
      <style:text-properties officeooo:paragraph-rsid="00964382"/>
    </style:style>
    <style:style style:name="P6" style:family="paragraph" style:parent-style-name="Standard">
      <style:text-properties officeooo:paragraph-rsid="001f9fde"/>
    </style:style>
    <style:style style:name="P7" style:family="paragraph" style:parent-style-name="Standard">
      <style:paragraph-properties fo:text-align="justify" style:justify-single-word="false"/>
      <style:text-properties style:font-name="Liberation Serif" fo:language="it" fo:country="IT" fo:font-weight="normal" officeooo:rsid="001942d3" officeooo:paragraph-rsid="001f9fd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 Mono" fo:language="it" fo:country="IT" fo:font-style="normal" fo:font-weight="bold" officeooo:rsid="001ad56c" officeooo:paragraph-rsid="001f9fde" fo:background-color="transparent" style:font-style-asian="normal" style:font-weight-asian="bold" style:font-style-complex="normal" style:font-weight-complex="bold"/>
    </style:style>
    <style:style style:name="P11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13" style:family="paragraph" style:parent-style-name="Heading_20_3">
      <style:paragraph-properties fo:text-align="center" style:justify-single-word="false"/>
      <style:text-properties officeooo:paragraph-rsid="001eca46"/>
    </style:style>
    <style:style style:name="P14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T1" style:family="text">
      <style:text-properties officeooo:rsid="001d2acc"/>
    </style:style>
    <style:style style:name="T2" style:family="text">
      <style:text-properties style:font-name="Liberation Serif" fo:language="it" fo:country="IT"/>
    </style:style>
    <style:style style:name="T3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4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5" style:family="text">
      <style:text-properties style:font-name="Liberation Serif" fo:language="it" fo:country="IT" officeooo:rsid="002229b8"/>
    </style:style>
    <style:style style:name="T6" style:family="text">
      <style:text-properties style:font-name="Liberation Serif" fo:language="it" fo:country="IT" officeooo:rsid="0025a92d"/>
    </style:style>
    <style:style style:name="T7" style:family="text">
      <style:text-properties style:font-name="Liberation Serif" fo:language="it" fo:country="IT" officeooo:rsid="0026f5fa"/>
    </style:style>
    <style:style style:name="T8" style:family="text">
      <style:text-properties style:font-name="Liberation Serif" fo:language="it" fo:country="IT" officeooo:rsid="00211e39"/>
    </style:style>
    <style:style style:name="T9" style:family="text">
      <style:text-properties style:font-name="Liberation Serif" fo:language="it" fo:country="IT" officeooo:rsid="003b9871"/>
    </style:style>
    <style:style style:name="T10" style:family="text">
      <style:text-properties style:font-name="Liberation Serif" fo:language="it" fo:country="IT" officeooo:rsid="003bcfe7"/>
    </style:style>
    <style:style style:name="T11" style:family="text">
      <style:text-properties style:font-name="Liberation Serif" fo:language="it" fo:country="IT" officeooo:rsid="003de48d"/>
    </style:style>
    <style:style style:name="T12" style:family="text">
      <style:text-properties style:font-name="Liberation Serif" fo:language="it" fo:country="IT" officeooo:rsid="003eadf2"/>
    </style:style>
    <style:style style:name="T13" style:family="text">
      <style:text-properties style:font-name="Liberation Serif" fo:language="it" fo:country="IT" officeooo:rsid="003fa041"/>
    </style:style>
    <style:style style:name="T14" style:family="text">
      <style:text-properties style:font-name="Liberation Serif" fo:language="it" fo:country="IT" officeooo:rsid="004118af"/>
    </style:style>
    <style:style style:name="T15" style:family="text">
      <style:text-properties style:font-name="Liberation Serif" fo:language="it" fo:country="IT" officeooo:rsid="00429551"/>
    </style:style>
    <style:style style:name="T16" style:family="text">
      <style:text-properties style:font-name="Liberation Serif" fo:language="it" fo:country="IT" officeooo:rsid="00433fa8"/>
    </style:style>
    <style:style style:name="T17" style:family="text">
      <style:text-properties style:font-name="Liberation Serif" fo:language="it" fo:country="IT" officeooo:rsid="00450bcb"/>
    </style:style>
    <style:style style:name="T18" style:family="text">
      <style:text-properties style:font-name="Liberation Serif" fo:language="it" fo:country="IT" officeooo:rsid="004718be"/>
    </style:style>
    <style:style style:name="T19" style:family="text">
      <style:text-properties style:font-name="Liberation Serif" fo:language="it" fo:country="IT" officeooo:rsid="004d513e"/>
    </style:style>
    <style:style style:name="T20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21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22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23" style:family="text">
      <style:text-properties style:font-name="Liberation Serif" fo:language="it" fo:country="IT" fo:font-weight="normal" officeooo:rsid="006bf6f2" style:font-weight-asian="normal" style:font-weight-complex="normal"/>
    </style:style>
    <style:style style:name="T24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25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26" style:family="text">
      <style:text-properties style:font-name="Liberation Serif" fo:language="it" fo:country="IT" officeooo:rsid="001eca46"/>
    </style:style>
    <style:style style:name="T27" style:family="text">
      <style:text-properties style:font-name="Liberation Serif" fo:language="it" fo:country="IT" officeooo:rsid="005d4812"/>
    </style:style>
    <style:style style:name="T28" style:family="text">
      <style:text-properties style:font-name="Liberation Serif" fo:language="it" fo:country="IT" officeooo:rsid="005ead66"/>
    </style:style>
    <style:style style:name="T29" style:family="text">
      <style:text-properties style:font-name="Liberation Serif" fo:language="it" fo:country="IT" officeooo:rsid="0061ff29"/>
    </style:style>
    <style:style style:name="T30" style:family="text">
      <style:text-properties style:font-name="Liberation Serif" fo:language="it" fo:country="IT" officeooo:rsid="0063f5da"/>
    </style:style>
    <style:style style:name="T31" style:family="text">
      <style:text-properties style:font-name="Liberation Serif" fo:language="it" fo:country="IT" officeooo:rsid="0064a02b"/>
    </style:style>
    <style:style style:name="T32" style:family="text">
      <style:text-properties style:font-name="Liberation Serif" fo:language="it" fo:country="IT" officeooo:rsid="0066089a"/>
    </style:style>
    <style:style style:name="T33" style:family="text">
      <style:text-properties style:font-name="Liberation Serif" fo:language="it" fo:country="IT" officeooo:rsid="006a3dd6"/>
    </style:style>
    <style:style style:name="T34" style:family="text">
      <style:text-properties style:font-name="Liberation Serif" fo:language="it" fo:country="IT" officeooo:rsid="0096ee0c"/>
    </style:style>
    <style:style style:name="T35" style:family="text">
      <style:text-properties style:font-name="Liberation Serif" fo:language="it" fo:country="IT" officeooo:rsid="00973213"/>
    </style:style>
    <style:style style:name="T36" style:family="text">
      <style:text-properties style:font-name="Liberation Serif" fo:language="it" fo:country="IT" officeooo:rsid="0097a560"/>
    </style:style>
    <style:style style:name="T37" style:family="text">
      <style:text-properties style:font-name="Liberation Serif" fo:language="it" fo:country="IT" officeooo:rsid="00986dac"/>
    </style:style>
    <style:style style:name="T38" style:family="text">
      <style:text-properties style:font-name="Liberation Serif" fo:language="it" fo:country="IT" officeooo:rsid="00988190"/>
    </style:style>
    <style:style style:name="T39" style:family="text">
      <style:text-properties style:font-name="Liberation Serif" fo:language="it" fo:country="IT" officeooo:rsid="0099d80b"/>
    </style:style>
    <style:style style:name="T40" style:family="text">
      <style:text-properties style:font-name="Liberation Serif" fo:language="it" fo:country="IT" officeooo:rsid="009a7719"/>
    </style:style>
    <style:style style:name="T41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11e39"/>
    </style:style>
    <style:style style:name="T44" style:family="text">
      <style:text-properties fo:color="#569cd6" officeooo:rsid="001f9fde" fo:background-color="#1e1e1e" loext:char-shading-value="0"/>
    </style:style>
    <style:style style:name="T45" style:family="text">
      <style:text-properties fo:color="#d4d4d4" officeooo:rsid="001f9fde" fo:background-color="#1e1e1e" loext:char-shading-value="0"/>
    </style:style>
    <style:style style:name="T46" style:family="text">
      <style:text-properties fo:color="#dcdcaa" officeooo:rsid="001f9fde" fo:background-color="#1e1e1e" loext:char-shading-value="0"/>
    </style:style>
    <style:style style:name="T47" style:family="text">
      <style:text-properties fo:color="#4ec9b0" officeooo:rsid="001f9fde" fo:background-color="#1e1e1e" loext:char-shading-value="0"/>
    </style:style>
    <style:style style:name="T48" style:family="text">
      <style:text-properties fo:language="it" fo:country="IT"/>
    </style:style>
    <style:style style:name="T49" style:family="text">
      <style:text-properties fo:language="it" fo:country="IT" officeooo:rsid="00388245"/>
    </style:style>
    <style:style style:name="T50" style:family="text">
      <style:text-properties fo:language="it" fo:country="IT" officeooo:rsid="001942d3"/>
    </style:style>
    <style:style style:name="T51" style:family="text">
      <style:text-properties fo:language="it" fo:country="IT" officeooo:rsid="00586f2f"/>
    </style:style>
    <style:style style:name="T52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language="it" fo:country="IT" fo:font-style="italic" fo:font-weight="normal" officeooo:rsid="003c3e02" style:font-style-asian="italic" style:font-weight-asian="normal" style:font-style-complex="italic" style:font-weight-complex="normal"/>
    </style:style>
    <style:style style:name="T54" style:family="text">
      <style:text-properties fo:language="it" fo:country="IT" fo:font-style="italic" fo:font-weight="normal" officeooo:rsid="00825261" style:font-style-asian="italic" style:font-weight-asian="normal" style:font-style-complex="italic" style:font-weight-complex="normal"/>
    </style:style>
    <style:style style:name="T55" style:family="text">
      <style:text-properties fo:language="it" fo:country="IT" fo:font-weight="bold" style:font-weight-asian="bold" style:font-weight-complex="bold"/>
    </style:style>
    <style:style style:name="T56" style:family="text">
      <style:text-properties fo:language="it" fo:country="IT" fo:font-weight="normal" style:font-weight-asian="normal" style:font-weight-complex="normal"/>
    </style:style>
    <style:style style:name="T57" style:family="text">
      <style:text-properties fo:language="it" fo:country="IT" fo:font-weight="normal" officeooo:rsid="00159ae8" style:font-weight-asian="normal" style:font-weight-complex="normal"/>
    </style:style>
    <style:style style:name="T58" style:family="text">
      <style:text-properties fo:language="it" fo:country="IT" fo:font-weight="normal" officeooo:rsid="005899ce" style:font-weight-asian="normal" style:font-weight-complex="normal"/>
    </style:style>
    <style:style style:name="T59" style:family="text">
      <style:text-properties fo:language="it" fo:country="IT" fo:font-weight="normal" officeooo:rsid="002edb0c" style:font-weight-asian="normal" style:font-weight-complex="normal"/>
    </style:style>
    <style:style style:name="T60" style:family="text">
      <style:text-properties fo:language="it" fo:country="IT" fo:font-weight="normal" officeooo:rsid="003ab339" style:font-weight-asian="normal" style:font-weight-complex="normal"/>
    </style:style>
    <style:style style:name="T61" style:family="text">
      <style:text-properties fo:language="it" fo:country="IT" fo:font-weight="normal" officeooo:rsid="005a14f8" style:font-weight-asian="normal" style:font-weight-complex="normal"/>
    </style:style>
    <style:style style:name="T62" style:family="text">
      <style:text-properties fo:language="it" fo:country="IT" fo:font-weight="normal" officeooo:rsid="005bd343" style:font-weight-asian="normal" style:font-weight-complex="normal"/>
    </style:style>
    <style:style style:name="T63" style:family="text">
      <style:text-properties fo:language="it" fo:country="IT" fo:font-weight="normal" officeooo:rsid="002f2e4c" style:font-weight-asian="normal" style:font-weight-complex="normal"/>
    </style:style>
    <style:style style:name="T64" style:family="text">
      <style:text-properties fo:language="it" fo:country="IT" fo:font-weight="normal" officeooo:rsid="003c3e02" style:font-weight-asian="normal" style:font-weight-complex="normal"/>
    </style:style>
    <style:style style:name="T65" style:family="text">
      <style:text-properties fo:language="it" fo:country="IT" fo:font-weight="normal" officeooo:rsid="003124de" style:font-weight-asian="normal" style:font-weight-complex="normal"/>
    </style:style>
    <style:style style:name="T66" style:family="text">
      <style:text-properties fo:language="it" fo:country="IT" fo:font-weight="normal" officeooo:rsid="00322d91" style:font-weight-asian="normal" style:font-weight-complex="normal"/>
    </style:style>
    <style:style style:name="T67" style:family="text">
      <style:text-properties fo:language="it" fo:country="IT" fo:font-weight="normal" officeooo:rsid="0078c2fc" style:font-weight-asian="normal" style:font-weight-complex="normal"/>
    </style:style>
    <style:style style:name="T68" style:family="text">
      <style:text-properties fo:language="it" fo:country="IT" fo:font-weight="normal" officeooo:rsid="007b17af" style:font-weight-asian="normal" style:font-weight-complex="normal"/>
    </style:style>
    <style:style style:name="T69" style:family="text">
      <style:text-properties fo:language="it" fo:country="IT" fo:font-weight="normal" officeooo:rsid="007cc513" style:font-weight-asian="normal" style:font-weight-complex="normal"/>
    </style:style>
    <style:style style:name="T70" style:family="text">
      <style:text-properties fo:language="it" fo:country="IT" fo:font-weight="normal" officeooo:rsid="007e67d8" style:font-weight-asian="normal" style:font-weight-complex="normal"/>
    </style:style>
    <style:style style:name="T71" style:family="text">
      <style:text-properties fo:language="it" fo:country="IT" fo:font-weight="normal" officeooo:rsid="008066fb" style:font-weight-asian="normal" style:font-weight-complex="normal"/>
    </style:style>
    <style:style style:name="T72" style:family="text">
      <style:text-properties fo:language="it" fo:country="IT" fo:font-weight="normal" officeooo:rsid="00824b11" style:font-weight-asian="normal" style:font-weight-complex="normal"/>
    </style:style>
    <style:style style:name="T73" style:family="text">
      <style:text-properties fo:language="it" fo:country="IT" fo:font-weight="normal" officeooo:rsid="00825261" style:font-weight-asian="normal" style:font-weight-complex="normal"/>
    </style:style>
    <style:style style:name="T74" style:family="text">
      <style:text-properties fo:language="it" fo:country="IT" fo:font-weight="normal" officeooo:rsid="00855586" style:font-weight-asian="normal" style:font-weight-complex="normal"/>
    </style:style>
    <style:style style:name="T75" style:family="text">
      <style:text-properties fo:language="it" fo:country="IT" fo:font-weight="normal" officeooo:rsid="008b385e" style:font-weight-asian="normal" style:font-weight-complex="normal"/>
    </style:style>
    <style:style style:name="T76" style:family="text">
      <style:text-properties fo:language="it" fo:country="IT" fo:font-weight="normal" officeooo:rsid="008c6bd6" style:font-weight-asian="normal" style:font-weight-complex="normal"/>
    </style:style>
    <style:style style:name="T77" style:family="text">
      <style:text-properties fo:language="it" fo:country="IT" fo:font-weight="normal" officeooo:rsid="0092ea15" style:font-weight-asian="normal" style:font-weight-complex="normal"/>
    </style:style>
    <style:style style:name="T78" style:family="text">
      <style:text-properties fo:language="it" fo:country="IT" fo:font-weight="normal" officeooo:rsid="0094617f" style:font-weight-asian="normal" style:font-weight-complex="normal"/>
    </style:style>
    <style:style style:name="T79" style:family="text">
      <style:text-properties fo:language="it" fo:country="IT" fo:font-weight="normal" officeooo:rsid="00a17dd6" style:font-weight-asian="normal" style:font-weight-complex="normal"/>
    </style:style>
    <style:style style:name="T80" style:family="text">
      <style:text-properties fo:language="it" fo:country="IT" officeooo:rsid="0033480d"/>
    </style:style>
    <style:style style:name="T81" style:family="text">
      <style:text-properties fo:language="it" fo:country="IT" officeooo:rsid="0056e492"/>
    </style:style>
    <style:style style:name="T82" style:family="text">
      <style:text-properties fo:language="it" fo:country="IT" officeooo:rsid="0017b8f6"/>
    </style:style>
    <style:style style:name="T83" style:family="text">
      <style:text-properties fo:language="it" fo:country="IT" officeooo:rsid="00709e98"/>
    </style:style>
    <style:style style:name="T84" style:family="text">
      <style:text-properties fo:language="it" fo:country="IT" officeooo:rsid="0074a0cd"/>
    </style:style>
    <style:style style:name="T85" style:family="text">
      <style:text-properties fo:language="it" fo:country="IT" fo:font-style="normal" fo:font-weight="normal" officeooo:rsid="00837cd7" style:font-style-asian="normal" style:font-weight-asian="normal" style:font-style-complex="normal" style:font-weight-complex="normal"/>
    </style:style>
    <style:style style:name="T86" style:family="text">
      <style:text-properties fo:language="it" fo:country="IT" fo:font-style="normal" fo:font-weight="normal" officeooo:rsid="0095971d" style:font-style-asian="normal" style:font-weight-asian="normal" style:font-style-complex="normal" style:font-weight-complex="normal"/>
    </style:style>
    <style:style style:name="T87" style:family="text">
      <style:text-properties fo:language="it" fo:country="IT" fo:font-style="normal" fo:font-weight="normal" officeooo:rsid="006da9a7" style:font-style-asian="normal" style:font-weight-asian="normal" style:font-style-complex="normal" style:font-weight-complex="normal"/>
    </style:style>
    <style:style style:name="T88" style:family="text">
      <style:text-properties fo:language="it" fo:country="IT" fo:font-style="normal" fo:font-weight="normal" officeooo:rsid="007d25a2" style:font-style-asian="normal" style:font-weight-asian="normal" style:font-style-complex="normal" style:font-weight-complex="normal"/>
    </style:style>
    <style:style style:name="T89" style:family="text">
      <style:text-properties fo:language="it" fo:country="IT" fo:font-style="normal" fo:font-weight="normal" officeooo:rsid="008cfd40" style:font-style-asian="normal" style:font-weight-asian="normal" style:font-style-complex="normal" style:font-weight-complex="normal"/>
    </style:style>
    <style:style style:name="T90" style:family="text">
      <style:text-properties fo:language="it" fo:country="IT" fo:font-style="normal" fo:font-weight="normal" officeooo:rsid="009e270d" style:font-style-asian="normal" style:font-weight-asian="normal" style:font-style-complex="normal" style:font-weight-complex="normal"/>
    </style:style>
    <style:style style:name="T91" style:family="text">
      <style:text-properties fo:language="it" fo:country="IT" fo:font-style="normal" fo:font-weight="normal" officeooo:rsid="00a00a77" style:font-style-asian="normal" style:font-weight-asian="normal" style:font-style-complex="normal" style:font-weight-complex="normal"/>
    </style:style>
    <style:style style:name="T92" style:family="text">
      <style:text-properties fo:language="it" fo:country="IT" officeooo:rsid="008b385e"/>
    </style:style>
    <style:style style:name="T93" style:family="text">
      <style:text-properties fo:language="it" fo:country="IT" officeooo:rsid="00902193"/>
    </style:style>
    <style:style style:name="T94" style:family="text">
      <style:text-properties fo:language="it" fo:country="IT" officeooo:rsid="00903294"/>
    </style:style>
    <style:style style:name="T95" style:family="text">
      <style:text-properties fo:language="it" fo:country="IT" officeooo:rsid="0090c1e6"/>
    </style:style>
    <style:style style:name="T96" style:family="text">
      <style:text-properties fo:language="it" fo:country="IT" officeooo:rsid="0092ea15"/>
    </style:style>
    <style:style style:name="T97" style:family="text">
      <style:text-properties style:font-name="Ubuntu Mono" fo:language="it" fo:country="IT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98" style:family="text">
      <style:text-properties officeooo:rsid="009e27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o progetto intermedio A.A. 2020-2021</text:p>
      <text:p text:style-name="P8">Nicola Vetrini, matricola 600199</text:p>
      <text:p text:style-name="P9"/>
      <text:p text:style-name="P4"><text:span text:style-name="T48">Il progetto consiste in un’estensione del linguaggio funzionale didattico </text:span><text:span text:style-name="T80">presentato durante il corso </text:span><text:span text:style-name="T93">con il tipo di dato </text:span><text:span text:style-name="T95">Set</text:span><text:span text:style-name="T93"> </text:span><text:span text:style-name="T81">(</text:span><text:span text:style-name="T95">insieme </text:span><text:span text:style-name="T93">omogeneo</text:span><text:span text:style-name="T81">, con annotazione di tipo) </text:span><text:span text:style-name="T94">e le relative operazioni</text:span><text:span text:style-name="T80">, </text:span><text:span text:style-name="T83">la definizione delle regole della semantica operazionale </text:span><text:span text:style-name="T96">per la sua interpretazione</text:span><text:span text:style-name="T93"> e conseguentemente</text:span><text:span text:style-name="T83"> l’estensione dell’interprete e del typechecker dinamico.</text:span><text:span text:style-name="T48"> </text:span><text:span text:style-name="T65">Ho implementato </text:span><text:span text:style-name="T77">anche </text:span><text:span text:style-name="T65">l’operazione </text:span><text:span text:style-name="T63">Siz</text:span><text:span text:style-name="T65">e </text:span><text:span text:style-name="T60">su Set</text:span><text:span text:style-name="T65">, che </text:span><text:span text:style-name="T63">ritorna la cardinalità del Set </text:span><text:span text:style-name="T66">fornito come argomento</text:span><text:span text:style-name="T63">, </text:span><text:span text:style-name="T77">il tipo di dato</text:span><text:span text:style-name="T48"> </text:span><text:span text:style-name="T96">stringa </text:span><text:span text:style-name="T92">e</text:span><text:span text:style-name="T84"> l’operazione di concatenazione</text:span><text:span text:style-name="T48">, per avere una maggiore varietà di tipi primitivi </text:span><text:span text:style-name="T82">nel</text:span><text:span text:style-name="T48"> linguaggio. </text:span></text:p>
      <text:h text:style-name="P11" text:outline-level="3">Espressioni e loro semantica</text:h>
      <text:p text:style-name="P5"><text:span text:style-name="T64">L</text:span><text:span text:style-name="T70">a definizione delle espressioni</text:span><text:span text:style-name="T64">, </text:span><text:span text:style-name="T71">de</text:span><text:span text:style-name="T64">i tipi esprimibili e la definizione dell’ambiente sono nel file </text:span><text:span text:style-name="T53">linguaggio.ml. </text:span><text:span text:style-name="T48">Le regole </text:span><text:span text:style-name="T49">della semantica operazionale</text:span><text:span text:style-name="T48"> per la valutazione </text:span><text:span text:style-name="T50">de</text:span><text:span text:style-name="T51">gli insiemi e le operazioni su di essi</text:span><text:span text:style-name="T48">, che hanno guidato l’estensione dell’interprete </text:span><text:span text:style-name="T50">del linguaggio</text:span><text:span text:style-name="T48">, sono contenute nel file </text:span><text:span text:style-name="T52">semantica.pdf</text:span><text:span text:style-name="T55"> </text:span><text:span text:style-name="T57">e </text:span><text:span text:style-name="T58">co</text:span><text:span text:style-name="T67">mprendono le regole per </text:span><text:span text:style-name="T57">la valutazione dei costruttori di Set (EmptySet, Singleton e Set </text:span><text:span text:style-name="T59">con lista di elementi</text:span><text:span text:style-name="T57">) al tipo esprimibile SetVal, anch’esso aggiunto ai tipi esprimibili già presenti nel linguaggio</text:span><text:span text:style-name="T56">. </text:span><text:span text:style-name="T72">In realtà </text:span><text:span text:style-name="T78">i tipi di Set accettati dall’interprete sono limitati a</text:span><text:span text:style-name="T73"> </text:span><text:span text:style-name="T54">int</text:span><text:span text:style-name="T73">, </text:span><text:span text:style-name="T54">bool</text:span><text:span text:style-name="T73"> e </text:span><text:span text:style-name="T54">string </text:span><text:span text:style-name="T85"><text:s/>in quanto sono i soli tipi per i quali si </text:span><text:span text:style-name="T90">possa</text:span><text:span text:style-name="T85"> </text:span><text:span text:style-name="T91">definire </text:span><text:span text:style-name="T85">agevolmente una nozione di ordinamento totale, per cui </text:span><text:span text:style-name="T86">ha senso valutare SetMin e SetMax su di essi</text:span><text:span text:style-name="T85">. </text:span><text:span text:style-name="T87">Ho aggiunto anche i denotabili UnboundInt, UnboundBool e UnboundString </text:span><text:span text:style-name="T88">ad evT </text:span><text:span text:style-name="T87">per restituire un valore specifico per il tipo nel caso in cui si </text:span><text:span text:style-name="T89">valutino set vuoti in SetMin e SetMax.</text:span></text:p>
      <text:p text:style-name="P5"><text:span text:style-name="T79">Infine ho esteso exp con</text:span><text:span text:style-name="T61"> il costruttore </text:span><text:span text:style-name="T60">Estring</text:span><text:span text:style-name="T75"> </text:span><text:span text:style-name="T60">ed il corrispondente tipo esprimibile String a evT </text:span><text:span text:style-name="T62">per </text:span><text:span text:style-name="T69">introdurre le stringhe, così come il costruttore Concat </text:span><text:span text:style-name="T76">ad exp</text:span><text:span text:style-name="T69"> per la loro concatenazione</text:span><text:span text:style-name="T60">. </text:span></text:p>
      <text:h text:style-name="P12" text:outline-level="3">Interprete e typechecker</text:h>
      <text:p text:style-name="P2"><text:span text:style-name="T2">L’interprete del linguaggio </text:span><text:span text:style-name="T8">è contenuto nel file </text:span><text:span text:style-name="T4">interprete.ml</text:span><text:span text:style-name="T8">, che contiene anche </text:span><text:span text:style-name="T5">la funzione che implementa il typechecking dinamico (typecheck). Entrambe </text:span><text:span text:style-name="T27">estendono le funzionalità di quelle da lei fornite</text:span><text:span text:style-name="T5">, anche se nel caso del typechecker ho invertito </text:span><text:span text:style-name="T28">il parametro</text:span><text:span text:style-name="T5"> sul quale fare pattern matching per evitare di dover scrivere una funzione </text:span><text:span text:style-name="T9">separata</text:span><text:span text:style-name="T5"> per il typechecking dei Set, </text:span><text:span text:style-name="T10">ma </text:span><text:span text:style-name="T11">l’idea alla base non cambia </text:span><text:span text:style-name="T34">(maggiori dettagli nel codice).</text:span></text:p>
      <text:p text:style-name="P2"><text:span text:style-name="T2">Per l’interprete ho seguito invece la struttura </text:span><text:span text:style-name="T13">usata n</text:span><text:span text:style-name="T12">ell’implementazione del</text:span><text:span text:style-name="T2">le operazioni </text:span><text:span text:style-name="T14">già fornite: </text:span><text:span text:style-name="T2">ho </text:span><text:span text:style-name="T15">definito </text:span><text:span text:style-name="T2">delle funzioni esterne ad eval, </text:span><text:span text:style-name="T35">le cui </text:span><text:span text:style-name="T29">c</text:span><text:span text:style-name="T18">hiama</text:span><text:span text:style-name="T29">te</text:span><text:span text:style-name="T18"> </text:span><text:span text:style-name="T35">sono effettualte </text:span><text:span text:style-name="T18">dopo aver individuato con pattern matching </text:span><text:span text:style-name="T36">l’operazione (o il costruttore)</text:span><text:span text:style-name="T18">, </text:span><text:span text:style-name="T37">ed eseguono internamente il typechecking oltre </text:span><text:span text:style-name="T38">alla valutazione</text:span><text:span text:style-name="T16">. </text:span><text:span text:style-name="T30">N</text:span><text:span text:style-name="T17">el caso in cui siano riscontrati errori viene lanciata un’eccezione (</text:span><text:span text:style-name="T31">con </text:span><text:span text:style-name="T17">failwith(…)) oppure viene stampato un warning su standard output</text:span><text:span text:style-name="T16"> </text:span><text:span text:style-name="T32">(ad esempio se l’elemento non è presente nel Set, allora non può essere rimosso).</text:span></text:p>
      <text:p text:style-name="P2"><text:span text:style-name="T19">Infine</text:span><text:span text:style-name="T2"> ho inserito due funzioni utili per il testing: string_of_evT e print_exp con le seguenti signature:</text:span></text:p>
      <text:list xml:id="list1595980023" text:style-name="List_20_1">
        <text:list-item>
          <text:p text:style-name="P14"><text:span text:style-name="T44"><text:s/>let</text:span><text:span text:style-name="T45"> </text:span><text:span text:style-name="T44">rec </text:span><text:span text:style-name="T46">string_of_evT</text:span><text:span text:style-name="T45"> (obj </text:span><text:span text:style-name="T44">: </text:span><text:span text:style-name="T45">evT) </text:span><text:span text:style-name="T44">:</text:span><text:span text:style-name="T45"> </text:span><text:span text:style-name="T47">string </text:span></text:p>
        </text:list-item>
        <text:list-item>
          <text:p text:style-name="P14"><text:span text:style-name="T44"><text:s/>let</text:span><text:span text:style-name="T45"> </text:span><text:span text:style-name="T46">print_exp</text:span><text:span text:style-name="T45"> (e </text:span><text:span text:style-name="T44">:</text:span><text:span text:style-name="T45"> exp) (r </text:span><text:span text:style-name="T44">:</text:span><text:span text:style-name="T45"> evT env) </text:span><text:span text:style-name="T44">:</text:span><text:span text:style-name="T45"> </text:span><text:span text:style-name="T47">unit</text:span><text:span text:style-name="T45"> </text:span></text:p>
        </text:list-item>
      </text:list>
      <text:p text:style-name="P2"><text:span text:style-name="T5">string_of_evT, analogamente alle funzioni disponibili in OcaML </text:span><text:span text:style-name="T33">(</text:span><text:span text:style-name="T6">string_of_*</text:span><text:span text:style-name="T33">)</text:span><text:span text:style-name="T5">, restituisce la stringa corrispondente ad alcuni denotabili (in particolare ho escluso le funzioni, in quanto non è semplice stampare una chiusura). print_exp </text:span><text:span text:style-name="T39">utilizza </text:span><text:span text:style-name="T5">la funzione </text:span><text:span text:style-name="T39">sopracitata</text:span><text:span text:style-name="T5"> </text:span><text:span text:style-name="T39">per stampare </text:span><text:span text:style-name="T5">su standard output l’espressione valutata </text:span><text:span text:style-name="T40">nell’</text:span><text:span text:style-name="T5">ambiente dato </text:span><text:span text:style-name="T7">e va a capo.</text:span></text:p>
      <text:h text:style-name="P13" text:outline-level="3"><text:span text:style-name="T26">Test</text:span><text:span text:style-name="T41">ing</text:span></text:h>
      <text:p text:style-name="P3"><text:span text:style-name="T20">I </text:span><text:span text:style-name="T21">test</text:span><text:span text:style-name="T20">case</text:span><text:span text:style-name="T21"> sono nel file </text:span><text:span text:style-name="T3">tests.ml</text:span><text:span text:style-name="T24">. </text:span><text:span text:style-name="T25">A</text:span><text:span text:style-name="T22">ssumendo che OcaML </text:span><text:span text:style-name="T23">e il programma make</text:span><text:span text:style-name="T22"> sia</text:span><text:span text:style-name="T23">no </text:span><text:span text:style-name="T22">installat</text:span><text:span text:style-name="T23">i</text:span><text:span text:style-name="T22">, p</text:span><text:span text:style-name="T21">er testare il codice è sufficiente digitare il seguente comando in una shell:</text:span></text:p>
      <text:p text:style-name="P6"><text:span text:style-name="Teletype"><text:span text:style-name="T97">make</text:span></text:span></text:p>
      <text:p text:style-name="P7">che eseguirà i comandi contenuti in <text:span text:style-name="T42">Makefile</text:span>, altrimenti è equivalente la sequenza di comandi</text:p>
      <text:p text:style-name="P10">ocamlc <text:span text:style-name="T43">linguaggio.ml </text:span>interprete.ml tests.ml -o test; <text:span text:style-name="T1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0-12-28T10:10:45.191384991</dc:date>
    <meta:editing-duration>PT5H10M2S</meta:editing-duration>
    <meta:editing-cycles>128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559" meta:character-count="3743" meta:non-whitespace-character-count="3197"/>
  </office:meta>
</office:document-meta>
</file>